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UB (10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2"/>
          <table:table-cell office:value-type="float" office:value="77.36" calcext:value-type="float">
            <text:p>77.36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2"/>
          <table:table-cell office:value-type="float" office:value="77.67" calcext:value-type="float">
            <text:p>77.67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2"/>
          <table:table-cell office:value-type="float" office:value="2.46" calcext:value-type="float">
            <text:p>2.4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style-name="ce3" office:value-type="float" office:value="0.0002" calcext:value-type="float">
            <text:p>2.00E-0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ce1" office:value-type="string" calcext:value-type="string">
            <text:p>AW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08:18:59.553742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10-03T13:24:23.514019503</dc:date>
    <meta:editing-duration>P2DT22H35M47S</meta:editing-duration>
    <meta:editing-cycles>33</meta:editing-cycles>
    <meta:generator>LibreOffice/6.0.7.3$Linux_X86_64 LibreOffice_project/00m0$Build-3</meta:generator>
    <meta:document-statistic meta:table-count="1" meta:cell-count="25" meta:object-count="0"/>
  </office:meta>
</office:document-meta>
</file>